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Georgia" officeooo:rsid="0004f751" officeooo:paragraph-rsid="0004f751"/>
    </style:style>
    <style:style style:name="P2" style:family="paragraph" style:parent-style-name="Text_20_body">
      <style:text-properties fo:font-variant="normal" fo:text-transform="none" fo:color="#000000" style:font-name="Georgia" fo:font-size="7pt" fo:letter-spacing="normal" fo:font-style="normal" fo:font-weight="normal" officeooo:rsid="000880d8" officeooo:paragraph-rsid="000880d8" style:font-weight-asian="normal" style:font-weight-complex="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Georgia" fo:font-size="7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style:font-name="Georgia"/>
    </style:style>
    <style:style style:name="P5" style:family="paragraph" style:parent-style-name="Standard_20__28_user_29_">
      <style:text-properties fo:color="#000000" style:font-name="Georgia" fo:font-weight="bold" officeooo:rsid="002ed0ca" officeooo:paragraph-rsid="0004f751" style:font-weight-asian="bold" style:font-weight-complex="bold"/>
    </style:style>
    <style:style style:name="P6" style:family="paragraph" style:parent-style-name="Standard_20__28_user_29_">
      <style:text-properties fo:color="#000000" style:font-name="Georgia" fo:font-weight="normal" officeooo:rsid="0006d4a1" officeooo:paragraph-rsid="0004f751" style:font-weight-asian="normal" style:font-weight-complex="normal"/>
    </style:style>
    <style:style style:name="P7" style:family="paragraph" style:parent-style-name="Standard_20__28_user_29_">
      <style:text-properties fo:color="#000000" style:font-name="Georgia" fo:font-weight="normal" officeooo:rsid="0006d4a1" officeooo:paragraph-rsid="0006d4a1" style:font-weight-asian="normal" style:font-weight-complex="normal"/>
    </style:style>
    <style:style style:name="P8" style:family="paragraph" style:parent-style-name="Standard_20__28_user_29_">
      <style:text-properties fo:color="#000000" style:font-name="Georgia" fo:font-weight="normal" officeooo:rsid="000880d8" officeooo:paragraph-rsid="000880d8" style:font-weight-asian="normal" style:font-weight-complex="normal"/>
    </style:style>
    <style:style style:name="P9" style:family="paragraph" style:parent-style-name="Standard_20__28_user_29_">
      <style:text-properties fo:color="#000000" style:font-name="Georgia" fo:font-weight="normal" officeooo:rsid="00100d93" officeooo:paragraph-rsid="00100d93" style:font-weight-asian="normal" style:font-weight-complex="normal"/>
    </style:style>
    <style:style style:name="P10" style:family="paragraph" style:parent-style-name="Standard_20__28_user_29_">
      <style:text-properties fo:color="#000000" style:font-name="Georgia" fo:font-weight="normal" officeooo:rsid="0013b054" officeooo:paragraph-rsid="0013b054" style:font-weight-asian="normal" style:font-weight-complex="normal"/>
    </style:style>
    <style:style style:name="P11" style:family="paragraph" style:parent-style-name="Standard_20__28_user_29_">
      <style:text-properties fo:color="#000000" style:font-name="Georgia" fo:font-weight="normal" officeooo:rsid="001425df" officeooo:paragraph-rsid="001425df" style:font-weight-asian="normal" style:font-weight-complex="normal"/>
    </style:style>
    <style:style style:name="P12" style:family="paragraph" style:parent-style-name="Standard_20__28_user_29_">
      <style:text-properties fo:color="#000000" style:font-name="Georgia" fo:font-weight="normal" officeooo:rsid="0017e66b" officeooo:paragraph-rsid="0017e66b" style:font-weight-asian="normal" style:font-weight-complex="normal"/>
    </style:style>
    <style:style style:name="P13" style:family="paragraph" style:parent-style-name="Standard_20__28_user_29_">
      <style:text-properties fo:color="#000000" style:font-name="Georgia" fo:font-weight="normal" officeooo:rsid="001cd209" officeooo:paragraph-rsid="001cd209" style:font-weight-asian="normal" style:font-weight-complex="normal"/>
    </style:style>
    <style:style style:name="P14" style:family="paragraph" style:parent-style-name="Standard_20__28_user_29_">
      <style:text-properties fo:color="#000000" style:font-name="Georgia" fo:font-weight="normal" officeooo:rsid="001fab7e" officeooo:paragraph-rsid="001fab7e" style:font-weight-asian="normal" style:font-weight-complex="normal"/>
    </style:style>
    <style:style style:name="P15" style:family="paragraph" style:parent-style-name="Standard_20__28_user_29_">
      <style:text-properties fo:color="#000000" style:font-name="Georgia" fo:font-weight="normal" officeooo:rsid="002045c7" officeooo:paragraph-rsid="002045c7" style:font-weight-asian="normal" style:font-weight-complex="normal"/>
    </style:style>
    <style:style style:name="P16" style:family="paragraph" style:parent-style-name="Standard_20__28_user_29_">
      <style:text-properties fo:color="#000000" style:font-name="Georgia" fo:font-weight="normal" officeooo:rsid="00234519" officeooo:paragraph-rsid="00234519" style:font-weight-asian="normal" style:font-weight-complex="normal"/>
    </style:style>
    <style:style style:name="P17" style:family="paragraph" style:parent-style-name="Standard_20__28_user_29_">
      <style:text-properties fo:color="#000000" style:font-name="Georgia" fo:font-weight="normal" officeooo:rsid="00270675" officeooo:paragraph-rsid="00270675" style:font-weight-asian="normal" style:font-weight-complex="normal"/>
    </style:style>
    <style:style style:name="P18" style:family="paragraph" style:parent-style-name="Standard_20__28_user_29_">
      <style:text-properties fo:color="#000000" style:font-name="Georgia" fo:font-weight="normal" officeooo:rsid="002860b2" officeooo:paragraph-rsid="002860b2" style:font-weight-asian="normal" style:font-weight-complex="normal"/>
    </style:style>
    <style:style style:name="P19" style:family="paragraph" style:parent-style-name="Standard_20__28_user_29_">
      <style:text-properties fo:color="#000000" style:font-name="Georgia" fo:font-size="12pt" fo:language="en" fo:country="US" fo:font-style="normal" fo:font-weight="bold" officeooo:rsid="002860b2" officeooo:paragraph-rsid="002860b2" style:letter-kerning="true" style:font-name-asian="SimSun" style:font-size-asian="12pt" style:language-asian="zh" style:country-asian="CN" style:font-style-asian="normal" style:font-weight-asian="bold" style:font-name-complex="Arial" style:font-size-complex="12pt" style:language-complex="hi" style:country-complex="IN" style:font-style-complex="normal" style:font-weight-complex="bold"/>
    </style:style>
    <style:style style:name="P20" style:family="paragraph" style:parent-style-name="Standard_20__28_user_29_">
      <style:text-properties officeooo:paragraph-rsid="00215569"/>
    </style:style>
    <style:style style:name="P21" style:family="paragraph" style:parent-style-name="Standard_20__28_user_29_">
      <style:text-properties officeooo:rsid="00215569" officeooo:paragraph-rsid="00215569"/>
    </style:style>
    <style:style style:name="P22" style:family="paragraph" style:parent-style-name="Standard_20__28_user_29_">
      <style:text-properties officeooo:paragraph-rsid="002860b2"/>
    </style:style>
    <style:style style:name="P23" style:family="paragraph" style:parent-style-name="Standard_20__28_user_29_">
      <style:text-properties officeooo:rsid="002c4a12" officeooo:paragraph-rsid="002c4a12"/>
    </style:style>
    <style:style style:name="P24" style:family="paragraph" style:parent-style-name="Standard_20__28_user_29_">
      <style:text-properties fo:color="#000000" style:font-name="Georgia" fo:font-weight="normal" officeooo:rsid="001fab7e" officeooo:paragraph-rsid="00215569" style:font-weight-asian="normal" style:font-weight-complex="normal"/>
    </style:style>
    <style:style style:name="P25" style:family="paragraph" style:parent-style-name="Standard_20__28_user_29_">
      <style:text-properties fo:color="#000000" style:font-name="Georgia" fo:font-size="12pt" fo:language="en" fo:country="US" fo:font-weight="normal" officeooo:rsid="00215569" officeooo:paragraph-rsid="00215569" style:letter-kerning="true" style:font-name-asian="SimSun" style:font-size-asian="12pt" style:language-asian="zh" style:country-asian="CN" style:font-weight-asian="normal" style:font-name-complex="Arial" style:font-size-complex="12pt" style:language-complex="hi" style:country-complex="IN" style:font-weight-complex="normal"/>
    </style:style>
    <style:style style:name="P26" style:family="paragraph" style:parent-style-name="Standard_20__28_user_29_">
      <style:text-properties fo:color="#000000" style:font-name="Georgia" fo:font-size="12pt" fo:language="en" fo:country="US" fo:font-style="normal" fo:font-weight="normal" officeooo:rsid="002c4a12" officeooo:paragraph-rsid="002c4a12"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P27" style:family="paragraph" style:parent-style-name="Standard_20__28_user_29_">
      <style:text-properties fo:color="#000000" style:font-name="Georgia" fo:font-style="normal" fo:font-weight="normal" officeooo:rsid="002045c7" officeooo:paragraph-rsid="002045c7" style:font-style-asian="normal" style:font-weight-asian="normal" style:font-style-complex="normal" style:font-weight-complex="normal"/>
    </style:style>
    <style:style style:name="P28" style:family="paragraph" style:parent-style-name="Standard_20__28_user_29_">
      <style:text-properties fo:color="#000000" style:font-name="Georgia" fo:font-style="normal" fo:font-weight="normal" officeooo:rsid="0024f2db" officeooo:paragraph-rsid="00234519" style:font-style-asian="normal" style:font-weight-asian="normal" style:font-style-complex="normal" style:font-weight-complex="normal"/>
    </style:style>
    <style:style style:name="P29" style:family="paragraph" style:parent-style-name="Standard_20__28_user_29_">
      <style:text-properties fo:color="#000000" style:font-name="Georgia" fo:font-style="normal" fo:font-weight="normal" officeooo:rsid="00274143" officeooo:paragraph-rsid="00270675" style:font-style-asian="normal" style:font-weight-asian="normal" style:font-style-complex="normal" style:font-weight-complex="normal"/>
    </style:style>
    <style:style style:name="P30" style:family="paragraph" style:parent-style-name="Standard_20__28_user_29_">
      <style:text-properties fo:color="#000000" style:font-name="Georgia" fo:font-style="normal" fo:font-weight="normal" officeooo:rsid="002860b2" officeooo:paragraph-rsid="002860b2" style:font-style-asian="normal" style:font-weight-asian="normal" style:font-style-complex="normal" style:font-weight-complex="normal"/>
    </style:style>
    <style:style style:name="P31" style:family="paragraph" style:parent-style-name="Standard_20__28_user_29_">
      <style:text-properties officeooo:rsid="002c4a12" officeooo:paragraph-rsid="002c4a12"/>
    </style:style>
    <style:style style:name="P32" style:family="paragraph" style:parent-style-name="Standard_20__28_user_29_">
      <style:text-properties officeooo:rsid="0033151d" officeooo:paragraph-rsid="0033151d"/>
    </style:style>
    <style:style style:name="P33" style:family="paragraph" style:parent-style-name="Standard_20__28_user_29_">
      <style:text-properties officeooo:paragraph-rsid="0033151d"/>
    </style:style>
    <style:style style:name="P34" style:family="paragraph" style:parent-style-name="Standard_20__28_user_29_">
      <style:text-properties officeooo:paragraph-rsid="003cfb5c"/>
    </style:style>
    <style:style style:name="P35" style:family="paragraph" style:parent-style-name="Standard_20__28_user_29_">
      <style:text-properties officeooo:rsid="0041597a" officeooo:paragraph-rsid="0041597a"/>
    </style:style>
    <style:style style:name="T1" style:family="text">
      <style:text-properties officeooo:rsid="000fff1a"/>
    </style:style>
    <style:style style:name="T2" style:family="text">
      <style:text-properties officeooo:rsid="0019673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4f2db" style:font-style-asian="normal" style:font-style-complex="normal"/>
    </style:style>
    <style:style style:name="T6" style:family="text">
      <style:text-properties fo:font-style="normal" officeooo:rsid="00274143" style:font-style-asian="normal" style:font-style-complex="normal"/>
    </style:style>
    <style:style style:name="T7" style:family="text">
      <style:text-properties fo:font-style="normal" officeooo:rsid="0028bb10" style:font-style-asian="normal" style:font-style-complex="normal"/>
    </style:style>
    <style:style style:name="T8" style:family="text">
      <style:text-properties fo:font-style="normal" officeooo:rsid="002fd158" style:font-style-asian="normal" style:font-style-complex="normal"/>
    </style:style>
    <style:style style:name="T9" style:family="text">
      <style:text-properties fo:color="#000000" style:font-name="Georgia" fo:font-weight="normal" officeooo:rsid="001fab7e" style:font-weight-asian="normal" style:font-weight-complex="normal"/>
    </style:style>
    <style:style style:name="T10" style:family="text">
      <style:text-properties fo:color="#000000" style:font-name="Georgia" fo:font-weight="normal" officeooo:rsid="00215569" style:font-weight-asian="normal" style:font-weight-complex="normal"/>
    </style:style>
    <style:style style:name="T11" style:family="text">
      <style:text-properties fo:color="#000000" style:font-name="Georgia" fo:font-size="12pt" fo:language="en" fo:country="US" fo:font-weight="normal" style:letter-kerning="true" style:font-name-asian="SimSun" style:font-size-asian="12pt" style:language-asian="zh" style:country-asian="CN" style:font-weight-asian="normal" style:font-name-complex="Arial" style:font-size-complex="12pt" style:language-complex="hi" style:country-complex="IN" style:font-weight-complex="normal"/>
    </style:style>
    <style:style style:name="T12" style:family="text">
      <style:text-properties fo:color="#000000" style:font-name="Georgia" fo:font-size="12pt" fo:language="en" fo:country="US" fo:font-weight="normal" officeooo:rsid="00215569" style:letter-kerning="true" style:font-name-asian="SimSun" style:font-size-asian="12pt" style:language-asian="zh" style:country-asian="CN" style:font-weight-asian="normal" style:font-name-complex="Arial" style:font-size-complex="12pt" style:language-complex="hi" style:country-complex="IN" style:font-weight-complex="normal"/>
    </style:style>
    <style:style style:name="T13" style:family="text">
      <style:text-properties fo:color="#000000" style:font-name="Georgia" fo:font-size="12pt" fo:language="en" fo:country="US" fo:font-weight="normal" officeooo:rsid="001fab7e" style:letter-kerning="true" style:font-name-asian="SimSun" style:font-size-asian="12pt" style:language-asian="zh" style:country-asian="CN" style:font-weight-asian="normal" style:font-name-complex="Arial" style:font-size-complex="12pt" style:language-complex="hi" style:country-complex="IN" style:font-weight-complex="normal"/>
    </style:style>
    <style:style style:name="T14" style:family="text">
      <style:text-properties fo:color="#000000" style:font-name="Georgia" fo:font-size="12pt" fo:language="en" fo:country="US" fo:font-weight="normal" officeooo:rsid="00274143" style:letter-kerning="true" style:font-name-asian="SimSun" style:font-size-asian="12pt" style:language-asian="zh" style:country-asian="CN" style:font-weight-asian="normal" style:font-name-complex="Arial" style:font-size-complex="12pt" style:language-complex="hi" style:country-complex="IN" style:font-weight-complex="normal"/>
    </style:style>
    <style:style style:name="T15" style:family="text">
      <style:text-properties fo:color="#000000" style:font-name="Georgia" fo:font-size="12pt" fo:language="en" fo:country="US" fo:font-style="normal"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6" style:family="text">
      <style:text-properties fo:color="#000000" style:font-name="Georgia" fo:font-size="12pt" fo:language="en" fo:country="US" fo:font-style="normal" fo:font-weight="normal" officeooo:rsid="00215569"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7" style:family="text">
      <style:text-properties fo:color="#000000" style:font-name="Georgia" fo:font-size="12pt" fo:language="en" fo:country="US" fo:font-style="normal" fo:font-weight="normal" officeooo:rsid="0028bb10"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8" style:family="text">
      <style:text-properties fo:color="#000000" style:font-name="Georgia" fo:font-size="12pt" fo:language="en" fo:country="US" fo:font-style="normal" fo:font-weight="normal" officeooo:rsid="00317280"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9" style:family="text">
      <style:text-properties fo:color="#000000" style:font-name="Georgia" fo:font-size="12pt" fo:language="en" fo:country="US" fo:font-style="normal" fo:font-weight="normal" officeooo:rsid="0033be22"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0" style:family="text">
      <style:text-properties fo:color="#000000" style:font-name="Georgia" fo:font-size="12pt" fo:language="en" fo:country="US" fo:font-style="normal" fo:font-weight="normal" officeooo:rsid="0034d206"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 style:family="text">
      <style:text-properties fo:color="#000000" style:font-name="Georgia" fo:font-size="12pt" fo:language="en" fo:country="US" fo:font-style="normal" fo:font-weight="normal" officeooo:rsid="0035b0ea"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2" style:family="text">
      <style:text-properties fo:color="#000000" style:font-name="Georgia" fo:font-size="12pt" fo:language="en" fo:country="US" fo:font-style="normal" fo:font-weight="normal" officeooo:rsid="0035fb86"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3" style:family="text">
      <style:text-properties fo:color="#000000" style:font-name="Georgia" fo:font-size="12pt" fo:language="en" fo:country="US" fo:font-style="normal" fo:font-weight="normal" officeooo:rsid="003a009d"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4" style:family="text">
      <style:text-properties fo:color="#000000" style:font-name="Georgia" fo:font-size="12pt" fo:language="en" fo:country="US" fo:font-style="normal" fo:font-weight="normal" officeooo:rsid="003a6c0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5" style:family="text">
      <style:text-properties fo:color="#000000" style:font-name="Georgia" fo:font-size="12pt" fo:language="en" fo:country="US" fo:font-style="normal" fo:font-weight="normal" officeooo:rsid="003b0b95"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6" style:family="text">
      <style:text-properties fo:color="#000000" style:font-name="Georgia" fo:font-size="12pt" fo:language="en" fo:country="US" fo:font-style="normal" fo:font-weight="normal" officeooo:rsid="003cfb5c"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7" style:family="text">
      <style:text-properties fo:color="#000000" style:font-name="Georgia" fo:font-size="12pt" fo:language="en" fo:country="US" fo:font-style="normal" fo:font-weight="normal" officeooo:rsid="003d901a"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8" style:family="text">
      <style:text-properties fo:color="#000000" style:font-name="Georgia" fo:font-size="12pt" fo:language="en" fo:country="US" fo:font-style="normal" fo:font-weight="normal" officeooo:rsid="003efaa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9" style:family="text">
      <style:text-properties fo:color="#000000" style:font-name="Georgia" fo:font-size="12pt" fo:language="en" fo:country="US" fo:font-style="normal" fo:font-weight="normal" officeooo:rsid="00401c97"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30" style:family="text">
      <style:text-properties fo:color="#000000" style:font-name="Georgia" fo:font-size="12pt" fo:language="en" fo:country="US" fo:font-style="normal" fo:font-weight="normal" officeooo:rsid="0040aad5"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31" style:family="text">
      <style:text-properties fo:color="#000000" style:font-name="Georgia" fo:font-size="12pt" fo:language="en" fo:country="US" fo:font-style="normal" fo:font-weight="normal" officeooo:rsid="004348e9"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32" style:family="text">
      <style:text-properties fo:color="#000000" style:font-name="Georgia" fo:font-size="12pt" fo:language="en" fo:country="US" fo:font-style="normal" fo:font-weight="normal" officeooo:rsid="00438d0e"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33" style:family="text">
      <style:text-properties fo:color="#000000" style:font-name="Georgia" fo:font-size="12pt" fo:language="en" fo:country="US" fo:font-style="normal" fo:font-weight="normal" officeooo:rsid="00442b6b"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34" style:family="text">
      <style:text-properties fo:color="#000000" style:font-name="Georgia" fo:font-size="12pt" fo:language="en" fo:country="US" fo:font-style="italic" fo:font-weight="normal" officeooo:rsid="0035b0ea" style:letter-kerning="true" style:font-name-asian="SimSun" style:font-size-asian="12pt" style:language-asian="zh" style:country-asian="CN" style:font-style-asian="italic" style:font-weight-asian="normal" style:font-name-complex="Arial" style:font-size-complex="12pt" style:language-complex="hi" style:country-complex="IN" style:font-style-complex="italic" style:font-weight-complex="normal"/>
    </style:style>
    <style:style style:name="T35" style:family="text">
      <style:text-properties fo:color="#000000" style:font-name="Georgia" fo:font-style="normal" fo:font-weight="normal" officeooo:rsid="002860b2" style:font-style-asian="normal" style:font-weight-asian="normal" style:font-style-complex="normal" style:font-weight-complex="normal"/>
    </style:style>
    <style:style style:name="T36" style:family="text">
      <style:text-properties fo:color="#000000" style:font-name="Georgia" fo:font-style="normal" fo:font-weight="normal" officeooo:rsid="0028bb10" style:font-style-asian="normal" style:font-weight-asian="normal" style:font-style-complex="normal" style:font-weight-complex="normal"/>
    </style:style>
    <style:style style:name="T37" style:family="text">
      <style:text-properties fo:color="#000000" style:font-name="Georgia" fo:font-style="normal" fo:font-weight="normal" officeooo:rsid="002948f1" style:font-style-asian="normal" style:font-weight-asian="normal" style:font-style-complex="normal" style:font-weight-complex="normal"/>
    </style:style>
    <style:style style:name="T38" style:family="text">
      <style:text-properties fo:color="#000000" style:font-name="Georgia" fo:font-style="normal" fo:font-weight="normal" officeooo:rsid="002c4a12" style:font-style-asian="normal" style:font-weight-asian="normal" style:font-style-complex="normal" style:font-weight-complex="normal"/>
    </style:style>
    <style:style style:name="T39" style:family="text">
      <style:text-properties fo:color="#000000" style:font-name="Georgia" fo:font-style="normal" fo:font-weight="normal" officeooo:rsid="0037c6b3" style:font-style-asian="normal" style:font-weight-asian="normal" style:font-style-complex="normal" style:font-weight-complex="normal"/>
    </style:style>
    <style:style style:name="T40" style:family="text">
      <style:text-properties fo:color="#000000" style:font-name="Georgia" fo:font-style="normal" fo:font-weight="normal" officeooo:rsid="0038d755"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ith:</text:p>
      <text:p text:style-name="P5">-THE GOD KING THAT TAKES SIPHONS ALL MAGIC TO THEMSELF!</text:p>
      <text:p text:style-name="P6"/>
      <text:p text:style-name="P7"/>
      <text:p text:style-name="P8">What created the Dark One of Amarth? OG the laughter of Naa’roleith created living shadows that can animate undead. Unlike. <text:span text:style-name="T1">Revistited (many months later): The Dark One is Hasedek, Esteon, a Lesser Auhron of Andolem! The Dark One is his avatar in the Material World, trapped in place by the Scrolls of Seven.</text:span></text:p>
      <text:p text:style-name="P8"/>
      <text:p text:style-name="P2">Magic of one of my worlds is very reagent-heavy, requiring materials, measuring, gathering and identifying chemicals, plants, and hoarding vials and bottles of the stuff. There are attempts at formal textbooks, but they end up only functioning as a kind of descriptive dictionary of magic practiced in a particular area. Many writers will attempt to create something full and comprehensive, but the magic practices they heard of from far regions that they include will stick out like a sore thumb in their writing. Magic is highly flavored by culture, language, poetry, and even double entendres.</text:p>
      <text:p text:style-name="P3">Anyone hoping to become a magician is expected to maintain a personal tome of magic, descriptions of what works and what doesn't, what you were taught by your parents, friends, tutors, or heroes. You are expected to iterate on it, edit it, prune, just as much as add. "Study" of magic will involve starting to read the tomes of long-dead mages in magician libraries in attempts to look for consistencies across different' people's magic, which, naturally, will be more likely with magicians that share cultures.</text:p>
      <text:p text:style-name="P3">If you happen to find a common procedural thread across very disparate magician tomes is a precious find; you are closer to finding something that many magician scholars say doesn't exist, a universal truth of magic.</text:p>
      <text:p text:style-name="P8"/>
      <text:p text:style-name="P8">--------------------------------------</text:p>
      <text:p text:style-name="P2">A long, long time ago, we started digging. No one knows what we were running from, but it must've been bad because we went down and closed the way behind us. After that, there was nowhere to go but down. Thankfully, we had the Well to guide us. When we emptied the stone and soil of resources, and when generations of entombed dead had filled long-abandoned halls, we climbed down the stairs circling the Well and carved a new home out of the rock. Again, and again, and again.</text:p>
      <text:p text:style-name="P3">It was many generations before the evil found us again. This time it settled in the tombs of our honored dead, turning them into murderous monsters and abominations. They say the first time was a massacre, that only a handful of us escaped. I don't know about that, but I know that every few generations we move farther down, blocking off all the routes upward except the Well. It was only within the last few generations that we built the Gate that's kept us safe enough to grow again.</text:p>
      <text:p text:style-name="P4"/>
      <text:p text:style-name="P3">You live in Bastion, the last city, the dark refuge against all that threatens humanity. So did your parents, their parents, and so on ad infinitum. Lit by gaslamp, bioluminescent fungi, and bituminous coal torches, you survive on the grace of the magical paint and rune magic that make life livable. Bastion exists as an offshoot of the Well, the massive shaft of emptiness pointing straight down as the plumb bob hangs.</text:p>
      <text:p text:style-name="P3">The Well is an empty shaft one hundred meters in diameter and ringed on the interior wall by a helical stairway that climbs into the black reaches above and recesses below. That stairway, broad enough for four to walk comfortably abreast, has a landing every one-third rotation around the Well with a massive double door that opens onto that level. Each level is about twenty-one meters above or below the next, and going up three levels puts you about sixty-three meters directly above the level you left.</text:p>
      <text:p text:style-name="P4"/>
      <text:p text:style-name="P3">You are a gravedigger, one of the brave or crazy few who climbs the Well to the tombs above. You put our dead back to rest and bring back treasures of our past. Maybe you do it for the bounties. Maybe you do it for the loot, or for the thrill. Or perhaps you do it because you can't help but want to find out what's really up there, in the past that we think we've buried.</text:p>
      <text:p text:style-name="P9">---</text:p>
      <text:p text:style-name="P10">Religions evolve in abstraction, deities don’t necessarily give straight answers and are not believed to give straight answers.</text:p>
      <text:p text:style-name="P10"/>
      <text:p text:style-name="P10"/>
      <text:p text:style-name="P10">–</text:p>
      <text:p text:style-name="P11">Religion in which the souls of the deceased are placed within a monument</text:p>
      <text:p text:style-name="P11"/>
      <text:p text:style-name="P11">-</text:p>
      <text:p text:style-name="P12">Vanhar are atheistic, humanist, not necessarily peaceful. Surface dwellers left the warlord states <text:span text:style-name="T2">that formed after Apythia’s ritual…</text:span></text:p>
      <text:p text:style-name="P12"/>
      <text:p text:style-name="P12">-</text:p>
      <text:p text:style-name="P13">Peaceful empire, tolerant, re-purposes captured kings</text:p>
      <text:p text:style-name="P13">-</text:p>
      <text:p text:style-name="P13"><text:soft-page-break/>Evil empire, causes divine collapse and converts others to new religion as a way to prevent collapse</text:p>
      <text:p text:style-name="P13"/>
      <text:p text:style-name="P13"/>
      <text:p text:style-name="P13"/>
      <text:p text:style-name="P13">-</text:p>
      <text:p text:style-name="P14">Non-spellcasting magic ideas</text:p>
      <text:p text:style-name="P14"/>
      <text:p text:style-name="P24">Premise: </text:p>
      <text:p text:style-name="P21"><text:span text:style-name="T13">B</text:span><text:span text:style-name="T11">efore Apythia’s ritual: divine magic was </text:span><text:span text:style-name="T14">slow, often requiring complicated rituals to supplicate a spirit, deity, or other autochthonous being for the use of their power. Divine ritual, in this time, did not involve the use of magic by the supplicant.</text:span><text:span text:style-name="T11"> Arcane magic, </text:span><text:span text:style-name="T14">on the other hand,</text:span><text:span text:style-name="T11"> was instantaneous.</text:span></text:p>
      <text:p text:style-name="P25"/>
      <text:p text:style-name="P20"><text:span text:style-name="T12">A</text:span><text:span text:style-name="T9">fter Apythia’s ritual, the straighforward, easy channeling of </text:span><text:span text:style-name="T10">arcane </text:span><text:span text:style-name="T9">magic into Mediul was hindered. Now, magical effects which innately used the hands, mind, gut, etc, now had to travel first through the heart and be translated. This translation comes in the form of “believed functions”, different material sacrifices, somatic motions, or verbal phrases that the caster believes (due to the influence of the Heart) will allow the magic to influence Mediul.</text:span></text:p>
      <text:p text:style-name="P15">It is not necessary, however, that the caster understand this translation to be what it is—these believed functions can be done unconsciously of the mechanics necessitating them. This means that magic <text:span text:style-name="T3">can</text:span><text:span text:style-name="T4"> be done before the invention of methodical spellcasting. These proto-spellcasting or non-spellcasting magics would have translation functions that are not academic, or closer to divine ritual.</text:span></text:p>
      <text:p text:style-name="P27"/>
      <text:p text:style-name="P16"><text:span text:style-name="T4">They would have developed from divine ritual. For example: a culture believes in deities that can work magic and can allow the function of magical rituals, such as weather manipulation rituals and divination practices. Divination of the wills of deities is the most common form, in which the thoughts and opinions of deities are interpreted through natural sources, such as stars, entrails, trances, etc. These forms of divination do not truly fall in the camp of “the oracle is performing magic”, as the deity is the one influencing the world. The oracle simply interprets that divine influence. Divination of the future is similar—for the cultures that practice this form of prophecy, it is believed that the deities or spirits have already decided the events of the future. This form of divination attempts to read those decisions </text:span><text:span text:style-name="T5">and report them.</text:span></text:p>
      <text:p text:style-name="P28"/>
      <text:p text:style-name="P17"><text:span text:style-name="T5">O</text:span><text:span text:style-name="T4">ther rituals: cursing rituals, healing rituals, </text:span><text:span text:style-name="T6">counter magics.</text:span></text:p>
      <text:p text:style-name="P29"/>
      <text:p text:style-name="P19">Methods by which mortals influence Mediul with Magic:</text:p>
      <text:p text:style-name="P30"/>
      <text:p text:style-name="P18"><text:span text:style-name="T7">1. </text:span><text:span text:style-name="T4">Autochthonous Acts (Magic performed by Autochthons after supplication </text:span><text:span text:style-name="T8">or extortion</text:span><text:span text:style-name="T4">)</text:span></text:p>
      <text:p text:style-name="P22"><text:span text:style-name="T35">This is the method by which mortals supplicate an Autochthonous to use its power to influence Mediul. </text:span><text:span text:style-name="T17">S</text:span><text:span text:style-name="T35">upplication often, </text:span><text:span text:style-name="T36">but not always,</text:span><text:span text:style-name="T35"> </text:span><text:span text:style-name="T36">involves </text:span><text:span text:style-name="T35">a complicated ritual </text:span><text:span text:style-name="T39">including verbal, somatic, or material factors. These rituals are often</text:span><text:span text:style-name="T35"> created and passed down over</text:span><text:span text:style-name="T36"> </text:span><text:span text:style-name="T40">the course of a religion’s maturation</text:span><text:span text:style-name="T35">.</text:span></text:p>
      <text:p text:style-name="P22"><text:span text:style-name="T35"><text:tab/></text:span><text:span text:style-name="T37">Autochthonous acts are only able to be accomplished </text:span><text:span text:style-name="T38">by societies with mature religions.</text:span></text:p>
      <text:p text:style-name="P30"/>
      <text:p text:style-name="P23"><text:span text:style-name="T16">2. </text:span><text:span text:style-name="T15">Personal Acts (Magic performed by the person themselve</text:span><text:span text:style-name="T18">s</text:span><text:span text:style-name="T15">)</text:span></text:p>
      <text:p text:style-name="P32"><text:span text:style-name="T15">This is the method by which mortals, by their own power, use </text:span><text:span text:style-name="T19">magic. </text:span><text:span text:style-name="T20">Prior to Apythia’s ritual, the first instance of magic by Personal Acts was by Guire and Selor, who were “granted” the </text:span><text:soft-page-break/><text:span text:style-name="T20">ability by Power. In this time, magic by Personal Acts was unbounded and was done through thought and force of will. </text:span><text:span text:style-name="T21">After Apythia’s ritual bound each sentient being’s nexus points, magic by Personal Acts required translation.</text:span></text:p>
      <text:p text:style-name="P33"><text:span text:style-name="T21"><text:tab/>Traditionally, for those whose nexus binding occurs at the heart, translation is done through </text:span><text:span text:style-name="T34">heartfelt</text:span><text:span text:style-name="T21"> belief in a solution. </text:span><text:span text:style-name="T22">These solutions typically involve different ritualistic components, such as verbal, somatic, or material factors. </text:span><text:span text:style-name="T23">Unlike rituals inducing magic by Autochthonous Acts, these translations do not need to be developed and passed down over time, and in some traditions can be unique to every individual.</text:span></text:p>
      <text:p text:style-name="P33"><text:span text:style-name="T23"/></text:p>
      <text:p text:style-name="P33"><text:span text:style-name="T23"><text:tab/></text:span><text:span text:style-name="T24">Magic by Personal Acts:</text:span></text:p>
      <text:p text:style-name="P33"><text:span text:style-name="T24"><text:tab/>-Incantation </text:span><text:span text:style-name="T28">(Wizardry)</text:span><text:span text:style-name="T24">, translation through complex spells using all verbal, somatic, and material components.</text:span></text:p>
      <text:p text:style-name="P33"><text:span text:style-name="T24"><text:tab/>-</text:span><text:span text:style-name="T29">Elemental </text:span><text:span text:style-name="T24">Bending</text:span><text:span text:style-name="T29">,</text:span><text:span text:style-name="T24"> translation through complex, </text:span><text:span text:style-name="T26">academic</text:span><text:span text:style-name="T24"> somatic motions</text:span></text:p>
      <text:p text:style-name="P33"><text:span text:style-name="T24"><text:tab/>-</text:span><text:span text:style-name="T30">The Force, translation through intense concentration, simple somatic motions</text:span></text:p>
      <text:p text:style-name="P33"><text:span text:style-name="T25"><text:tab/>-</text:span><text:span text:style-name="T26">Truenaming, translation through complex, academic verbal truenames</text:span></text:p>
      <text:p text:style-name="P33"><text:span text:style-name="T26"><text:tab/>-Alchemy, translation through complex, academic material combinations and manipulations</text:span></text:p>
      <text:p text:style-name="P33"><text:span text:style-name="T26"><text:tab/>-</text:span><text:span text:style-name="T27">Sorcery, translation through complex, personal verbal, somatic, and material components.</text:span></text:p>
      <text:p text:style-name="P33"><text:span text:style-name="T26"/></text:p>
      <text:p text:style-name="P35"><text:span text:style-name="T26">S</text:span><text:span text:style-name="T15">imtir cada can be opened through study, it can be open at birth, it can open after events in a person’s life, </text:span><text:span text:style-name="T31">or it can be opened through an outside source, like an Auhron, </text:span><text:span text:style-name="T32">Autochthon, </text:span><text:span text:style-name="T33">or another practitioner of magic</text:span><text:span text:style-name="T32">.</text:span></text:p>
      <text:p text:style-name="P33"><text:span text:style-name="T26"/></text:p>
      <text:p text:style-name="P34"><text:span text:style-name="T26">Knowledge of translations can be learned through study from written sources, tutors, patrons, deities, etc.</text:span></text:p>
      <text:p text:style-name="P33"><text:span text:style-name="T26"/></text:p>
      <text:p text:style-name="P33"><text:span text:style-name="T25"><text:tab/>-Psionics, for those bound in the mind, translation through intense concentration. Possibly result of a soul mutation in a certain population</text:span></text:p>
      <text:p text:style-name="P26"/>
      <text:p text:style-name="P26"/>
      <text:p text:style-name="P23"><text:span text:style-name="T15">-Niche system </text:span><text:a xlink:type="simple" xlink:href="https://www.reddit.com/r/worldbuilding/comments/ugdqfe/i_want_to_introduce_the_magic_system_of_my_world/" text:style-name="Internet_20_link" text:visited-style-name="Visited_20_Internet_20_Link">https://www.reddit.com/r/worldbuilding/comments/ugdqfe/i_want_to_introduce_the_magic_system_of_my_world/</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17T13:42:45.738573883</meta:creation-date>
    <dc:date>2022-06-21T17:03:26.368041106</dc:date>
    <meta:editing-duration>PT6H5M18S</meta:editing-duration>
    <meta:editing-cycles>53</meta:editing-cycles>
    <meta:generator>LibreOffice/6.4.7.2$Linux_X86_64 LibreOffice_project/40$Build-2</meta:generator>
    <meta:document-statistic meta:table-count="0" meta:image-count="0" meta:object-count="0" meta:page-count="3" meta:paragraph-count="48" meta:word-count="1463" meta:character-count="9148" meta:non-whitespace-character-count="7723"/>
  </office:meta>
</office:document-meta>
</file>